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7a0cb" draw:textarea-horizontal-align="justify" draw:textarea-vertical-align="middle" draw:auto-grow-height="false" fo:min-height="1.65cm" fo:min-width="4.55cm"/>
    </style:style>
    <style:style style:name="gr2" style:family="graphic" style:parent-style-name="standard">
      <style:graphic-properties draw:textarea-horizontal-align="justify" draw:textarea-vertical-align="middle" draw:auto-grow-height="false" fo:min-height="2.65cm" fo:min-width="6.2cm"/>
    </style:style>
    <style:style style:name="gr3" style:family="graphic" style:parent-style-name="standard">
      <style:graphic-properties draw:textarea-horizontal-align="justify" draw:textarea-vertical-align="middle" draw:auto-grow-height="false" fo:min-height="2.65cm" fo:min-width="7.7cm"/>
    </style:style>
    <style:style style:name="gr4" style:family="graphic" style:parent-style-name="standard">
      <style:graphic-properties draw:textarea-horizontal-align="justify" draw:textarea-vertical-align="middle" draw:auto-grow-height="false" fo:min-height="2.65cm" fo:min-width="7.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25cm" fo:min-width="9.3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-color="#ccbe00" draw:textarea-horizontal-align="justify" draw:textarea-vertical-align="middle" draw:auto-grow-height="false" fo:min-height="1.164cm" fo:min-width="1.692cm"/>
    </style:style>
    <style:style style:name="P1" style:family="paragraph">
      <style:paragraph-properties fo:text-align="center"/>
    </style:style>
    <style:style style:name="P2" style:family="paragraph">
      <loext:graphic-properties draw:fill-color="#c7a0cb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color="#ce181e" fo:font-weight="bold" fo:background-color="#fff200" style:font-weight-asian="bold" style:font-weight-complex="bold"/>
    </style:style>
    <style:style style:name="P6" style:family="paragraph">
      <loext:graphic-properties draw:fill-color="#ccbe00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e181e" fo:font-weight="bold" fo:background-color="#fff200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2" draw:id="id2" draw:layer="layout" svg:width="10.1cm" svg:height="3.8cm" svg:x="5.45cm" svg:y="11.5cm">
          <text:p text:style-name="P1"><text:span text:style-name="T1">Decisão:</text:span></text:p>
          <text:p text:style-name="P1">media &gt;= 5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1" draw:id="id1" draw:layer="layout" svg:width="6.7cm" svg:height="2.9cm" svg:x="7.15cm" svg:y="7.7cm">
          <text:p text:style-name="P1"><text:span text:style-name="T1">Sequência:</text:span></text:p>
          <text:p text:style-name="P3">media = leia( )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1" xml:id="id4" draw:id="id4" draw:layer="layout" svg:width="8.2cm" svg:height="2.9cm" svg:x="1.95cm" svg:y="15.6cm">
            <text:p text:style-name="P1"><text:span text:style-name="T1">Sequência:</text:span></text:p>
            <text:p text:style-name="P3">escreva(“Aluno aprovado”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xml:id="id3" draw:id="id3" draw:layer="layout" svg:width="8.4cm" svg:height="2.9cm" svg:x="10.65cm" svg:y="15.6cm">
            <text:p text:style-name="P1"><text:span text:style-name="T1">Sequência:</text:span></text:p>
            <text:p text:style-name="P3">escreva(“Aluno reprovado”)</text:p>
            <draw:enhanced-geometry svg:viewBox="0 0 21600 21600" draw:type="rectangle" draw:enhanced-path="M 0 0 L 21600 0 21600 21600 0 21600 0 0 Z N"/>
          </draw:custom-shape>
        </draw:g>
        <draw:connector draw:style-name="gr5" draw:text-style-name="P4" draw:layer="layout" draw:type="line" svg:x1="10.5cm" svg:y1="10.6cm" svg:x2="10.5cm" svg:y2="11.5cm" draw:start-shape="id1" draw:start-glue-point="2" draw:end-shape="id2" draw:end-glue-point="4" svg:d="M10500 10600v900" svg:viewBox="0 0 1 901">
          <text:p/>
        </draw:connector>
        <draw:connector draw:style-name="gr6" draw:text-style-name="P5" draw:layer="layout" draw:type="line" svg:x1="15.55cm" svg:y1="13.4cm" svg:x2="14.85cm" svg:y2="15.6cm" draw:start-shape="id2" draw:start-glue-point="7" draw:end-shape="id3" svg:d="M15550 13400l-700 2200" svg:viewBox="0 0 701 2201">
          <text:p text:style-name="P1"><text:span text:style-name="T2">Falso</text:span></text:p>
        </draw:connector>
        <draw:connector draw:style-name="gr6" draw:text-style-name="P5" draw:layer="layout" draw:type="line" svg:x1="5.45cm" svg:y1="13.4cm" svg:x2="6.05cm" svg:y2="15.6cm" draw:start-shape="id2" draw:start-glue-point="5" draw:end-shape="id4" svg:d="M5450 13400l600 2200" svg:viewBox="0 0 601 2201">
          <text:p text:style-name="P1"><text:span text:style-name="T2">Verdadeiro</text:span></text:p>
        </draw:connector>
        <draw:custom-shape draw:style-name="gr7" draw:text-style-name="P1" xml:id="id6" draw:id="id6" draw:layer="layout" svg:width="9.8cm" svg:height="2.5cm" svg:x="5.6cm" svg:y="20.4cm">
          <text:p text:style-name="P1"><text:span text:style-name="T1">Sequência:</text:span></text:p>
          <text:p text:style-name="P3">escreva(“Fim do programa”)</text:p>
          <draw:enhanced-geometry svg:viewBox="0 0 21600 21600" draw:type="rectangle" draw:enhanced-path="M 0 0 L 21600 0 21600 21600 0 21600 0 0 Z N"/>
        </draw:custom-shape>
        <draw:connector draw:style-name="gr8" draw:text-style-name="P4" xml:id="id5" draw:id="id5" draw:layer="layout" draw:type="lines" svg:x1="6.05cm" svg:y1="18.5cm" svg:x2="14.85cm" svg:y2="18.5cm" draw:start-shape="id4" draw:start-glue-point="2" draw:end-shape="id3" draw:end-glue-point="2" svg:d="M6050 18500v501h8800v-501" svg:viewBox="0 0 8801 502">
          <text:p/>
        </draw:connector>
        <draw:connector draw:style-name="gr5" draw:text-style-name="P4" draw:layer="layout" draw:type="line" svg:x1="10.45cm" svg:y1="19.001cm" svg:x2="10.5cm" svg:y2="20.4cm" draw:start-shape="id5" draw:start-glue-point="0" draw:end-shape="id6" draw:end-glue-point="0" svg:d="M10450 19001l50 1399" svg:viewBox="0 0 51 1400">
          <text:p/>
        </draw:connector>
        <draw:custom-shape draw:style-name="gr9" draw:text-style-name="P6" xml:id="id7" draw:id="id7" draw:layer="layout" svg:width="3.1cm" svg:height="2cm" svg:x="8.95cm" svg:y="4.8cm">
          <text:p text:style-name="P1"><text:span text:style-name="T1">Iníc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xml:id="id8" draw:id="id8" draw:layer="layout" svg:width="3.1cm" svg:height="2cm" svg:x="8.95cm" svg:y="24cm">
          <text:p text:style-name="P1"><text:span text:style-name="T1">Fi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0.5cm" svg:y1="6.8cm" svg:x2="10.5cm" svg:y2="7.7cm" draw:start-shape="id7" draw:start-glue-point="8" draw:end-shape="id1" draw:end-glue-point="0" svg:d="M10500 6800v900" svg:viewBox="0 0 1 901">
          <text:p/>
        </draw:connector>
        <draw:connector draw:style-name="gr5" draw:text-style-name="P4" draw:layer="layout" draw:type="line" svg:x1="10.5cm" svg:y1="22.9cm" svg:x2="10.5cm" svg:y2="24cm" draw:start-shape="id6" draw:start-glue-point="2" draw:end-shape="id8" draw:end-glue-point="4" svg:d="M10500 22900v1100" svg:viewBox="0 0 1 1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87d1d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5T17:00:36.756648906</meta:creation-date>
    <dc:date>2020-02-05T17:46:51.092601579</dc:date>
    <meta:editing-duration>PT2M11S</meta:editing-duration>
    <meta:editing-cycles>4</meta:editing-cycles>
    <meta:generator>LibreOffice/6.0.7.3$Linux_X86_64 LibreOffice_project/00m0$Build-3</meta:generator>
    <meta:document-statistic meta:object-count="15"/>
  </office:meta>
</office:document-meta>
</file>